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431cm" svg:height="4.052cm" svg:x="1.39cm" svg:y="0.261cm"><text:p text:style-name="P1">PERSONNE</text:p><text:p text:style-name="P1"/><text:p text:style-name="P1">Nom</text:p><text:p text:style-name="P1">Prénom</text:p><text:p text:style-name="P1">téléphone</text:p><text:p text:style-name="P1"/></draw:rect><draw:rect text:anchor-type="paragraph" draw:z-index="1" draw:style-name="gr2" draw:text-style-name="P1" svg:width="3.786cm" svg:height="3.061cm" svg:x="9.209cm" svg:y="0.379cm"><text:p text:style-name="P1">&lt;&lt;enum&gt;&gt;</text:p><text:p text:style-name="P1">SEXE</text:p><text:p text:style-name="P1"/><text:p text:style-name="P1">Femme </text:p><text:p text:style-name="P1">Homme</text:p><text:p text:style-name="P1">Indéterminé</text:p></draw:rect><draw:rect text:anchor-type="paragraph" draw:z-index="2" draw:style-name="gr2" draw:text-style-name="P1" svg:width="2.955cm" svg:height="4.063cm" svg:x="0.439cm" svg:y="8.541cm"><text:p text:style-name="P1">LIEU</text:p><text:p text:style-name="P1"/><text:p text:style-name="P1">Num</text:p><text:p text:style-name="P1">Rue</text:p><text:p text:style-name="P1">Ville</text:p><text:p text:style-name="P1">CodePostal</text:p><text:p text:style-name="P1"/></draw:rect><draw:rect text:anchor-type="paragraph" draw:z-index="3" draw:style-name="gr2" draw:text-style-name="P1" svg:width="3.015cm" svg:height="3.878cm" svg:x="0.75cm" svg:y="14.102cm"><text:p text:style-name="P1">GPS</text:p><text:p text:style-name="P1"/><text:p text:style-name="P1">Latitude</text:p><text:p text:style-name="P1">Longitude</text:p><text:p text:style-name="P1">Secondes</text:p></draw:rect><draw:rect text:anchor-type="paragraph" draw:z-index="4" draw:style-name="gr2" draw:text-style-name="P1" svg:width="2.77cm" svg:height="1.955cm" svg:x="7.699cm" svg:y="12.723cm"><text:p text:style-name="P1">ALERTE</text:p><text:p text:style-name="P1"/><text:p text:style-name="P1"/></draw:rect><draw:rect text:anchor-type="paragraph" draw:z-index="5" draw:style-name="gr2" draw:text-style-name="P1" svg:width="5.846cm" svg:height="4.557cm" svg:x="5.699cm" svg:y="18.517cm"><text:p text:style-name="P1">&lt;&lt;enum&gt;&gt;</text:p><text:p text:style-name="P1">TYPEALERTE</text:p><text:p text:style-name="P1"/><text:p text:style-name="P1">TERRORISME</text:p><text:p text:style-name="P1">EPIDEMIE</text:p><text:p text:style-name="P1">PANDEMIE</text:p><text:p text:style-name="P1">CATASTROPHE_NATURELLE</text:p><text:p text:style-name="P1">EXCLUSION_SOIN</text:p><text:p text:style-name="P1">CONFLITS_ARME</text:p></draw:rect><draw:rect text:anchor-type="paragraph" draw:z-index="6" draw:style-name="gr1" draw:text-style-name="P1" svg:width="2.216cm" svg:height="1.908cm" svg:x="4.807cm" svg:y="8.25cm"><text:p text:style-name="P1">CIVILS</text:p><text:p text:style-name="P1"/></draw:rect><draw:rect text:anchor-type="paragraph" draw:z-index="7" draw:style-name="gr1" draw:text-style-name="P1" svg:width="2.587cm" svg:height="1.752cm" svg:x="10.776cm" svg:y="8.049cm"><text:p text:style-name="P1">POMPIERS</text:p></draw:rect><draw:rect text:anchor-type="paragraph" draw:z-index="8" draw:style-name="gr1" draw:text-style-name="P1" svg:width="4.245cm" svg:height="1.632cm" svg:x="6.84cm" svg:y="5.609cm"><text:p text:style-name="P1">POLICE / ARMEE</text:p></draw:rect><draw:rect text:anchor-type="paragraph" draw:z-index="9" draw:style-name="gr1" draw:text-style-name="P1" svg:width="4.462cm" svg:height="2.001cm" svg:x="12.13cm" svg:y="5.703cm"><text:p text:style-name="P1">URGENCE_SANTE</text:p><text:p text:style-name="P1"/></draw:rect><draw:line text:anchor-type="paragraph" draw:z-index="10" draw:style-name="gr3" draw:text-style-name="P1" svg:x1="10.776cm" svg:y1="8.049cm" svg:x2="3.821cm" svg:y2="3.646cm"><text:p/></draw:line><draw:line text:anchor-type="paragraph" draw:z-index="11" draw:style-name="gr4" draw:text-style-name="P1" svg:x1="11.484cm" svg:y1="4.376cm" svg:x2="11.361cm" svg:y2="4.376cm"><text:p/></draw:line><draw:line text:anchor-type="paragraph" draw:z-index="12" draw:style-name="gr3" draw:text-style-name="P1" svg:x1="12.131cm" svg:y1="5.703cm" svg:x2="3.821cm" svg:y2="3.214cm"><text:p/></draw:line><draw:line text:anchor-type="paragraph" draw:z-index="13" draw:style-name="gr3" draw:text-style-name="P1" svg:x1="4.806cm" svg:y1="8.25cm" svg:x2="3.3cm" svg:y2="4.313cm"><text:p/></draw:line><draw:line text:anchor-type="paragraph" draw:z-index="14" draw:style-name="gr3" draw:text-style-name="P1" svg:x1="6.841cm" svg:y1="5.609cm" svg:x2="3.821cm" svg:y2="4.313cm"><text:p/></draw:line><draw:line text:anchor-type="paragraph" draw:z-index="15" draw:style-name="gr4" draw:text-style-name="P1" svg:x1="1.856cm" svg:y1="4.313cm" svg:x2="0.993cm" svg:y2="8.541cm"><text:p/></draw:line><draw:line text:anchor-type="paragraph" draw:z-index="16" draw:style-name="gr4" draw:text-style-name="P1" svg:x1="1.547cm" svg:y1="12.603cm" svg:x2="1.762cm" svg:y2="14.102cm"><text:p/></draw:line><draw:line text:anchor-type="paragraph" draw:z-index="17" draw:style-name="gr4" draw:text-style-name="P1" svg:x1="3.821cm" svg:y1="1.624cm" svg:x2="9.21cm" svg:y2="1.501cm"><text:p/></draw:line><draw:line text:anchor-type="paragraph" draw:z-index="18" draw:style-name="gr4" draw:text-style-name="P1" svg:x1="5.854cm" svg:y1="10.156cm" svg:x2="7.699cm" svg:y2="12.722cm"><text:p/></draw:line><draw:line text:anchor-type="paragraph" draw:z-index="19" draw:style-name="gr4" draw:text-style-name="P1" svg:x1="8.777cm" svg:y1="7.241cm" svg:x2="8.685cm" svg:y2="12.723cm"><text:p/></draw:line><draw:line text:anchor-type="paragraph" draw:z-index="20" draw:style-name="gr4" draw:text-style-name="P1" svg:x1="12.068cm" svg:y1="9.8cm" svg:x2="9.454cm" svg:y2="12.723cm"><text:p/></draw:line><draw:line text:anchor-type="paragraph" draw:z-index="21" draw:style-name="gr4" draw:text-style-name="P1" svg:x1="16.408cm" svg:y1="7.703cm" svg:x2="10.469cm" svg:y2="13.192cm"><text:p/></draw:line><draw:line text:anchor-type="paragraph" draw:z-index="22" draw:style-name="gr4" draw:text-style-name="P1" svg:x1="8.747cm" svg:y1="14.677cm" svg:x2="8.377cm" svg:y2="18.517cm"><text:p/></draw:line><draw:frame text:anchor-type="paragraph" draw:z-index="23" draw:style-name="gr5" svg:width="1.939cm" svg:height="0.616cm" svg:x="8.132cm" svg:y="9.567cm"><draw:text-box><text:p>intervenir</text:p></draw:text-box></draw:frame><draw:frame text:anchor-type="paragraph" draw:z-index="24" draw:style-name="gr5" svg:width="1.939cm" svg:height="0.616cm" svg:x="9.885cm" svg:y="10.675cm"><draw:text-box><text:p>intervenir</text:p></draw:text-box></draw:frame><draw:frame text:anchor-type="paragraph" draw:z-index="25" draw:style-name="gr5" svg:width="1.939cm" svg:height="0.616cm" svg:x="13.547cm" svg:y="9.384cm"><draw:text-box><text:p>intervenir</text:p></draw:text-box></draw:frame><draw:frame text:anchor-type="paragraph" draw:z-index="26" draw:style-name="gr6" svg:width="2.246cm" svg:height="0.585cm" svg:x="5.639cm" svg:y="11.081cm"><draw:text-box><text:p>lancer</text:p></draw:text-box></draw:frame><draw:frame text:anchor-type="paragraph" draw:z-index="27" draw:style-name="gr7" svg:width="1.692cm" svg:height="0.489cm" svg:x="1.363cm" svg:y="7.786cm"><draw:text-box><text:p>adresse</text:p></draw:text-box></draw:frame><draw:frame text:anchor-type="paragraph" draw:z-index="28" draw:style-name="gr8" svg:width="2.216cm" svg:height="0.489cm" svg:x="1.916cm" svg:y="13.601cm"><draw:text-box><text:p>localisation</text:p></draw:text-box></draw:frame><draw:frame text:anchor-type="paragraph" draw:z-index="29" draw:style-name="gr9" svg:width="1.662cm" svg:height="0.489cm" svg:x="8.162cm" svg:y="0.984cm"><draw:text-box><text:p>genre</text:p></draw:text-box></draw:frame><draw:frame text:anchor-type="paragraph" draw:z-index="30" draw:style-name="gr10" svg:width="2.308cm" svg:height="0.489cm" svg:x="8.654cm" svg:y="17.939cm"><draw:text-box><text:p>typ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1:28:37.66</meta:creation-date>
    <dc:date>2015-12-03T21:54:23.41</dc:date>
    <meta:editing-duration>PT10M21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1" meta:paragraph-count="0" meta:word-count="0" meta:character-count="0"/>
  </office:meta>
</office:document-meta>
</file>